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5.817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id="id6" draw:layer="layout" svg:width="0.761cm" svg:height="0.668cm" svg:x="8.051cm" svg:y="26.5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6.317cm" svg:height="1.097cm" svg:x="8.9cm" svg:y="26.372cm">
          <draw:text-box>
            <text:p><text:span text:style-name="T1">Seq can(region)</text:span></text:p>
            <text:p><text:span text:style-name="T1">Filter:(r_name = 'ASIA')</text:span></text:p>
          </draw:text-box>
        </draw:frame>
        <draw:custom-shape draw:style-name="gr1" draw:text-style-name="P1" draw:layer="layout" svg:width="0.761cm" svg:height="0.668cm" svg:x="8.05cm" svg:y="24.2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2" draw:layer="layout" svg:width="1.349cm" svg:height="0.674cm" svg:x="6.8cm" svg:y="24.5cm">
          <draw:text-box>
            <text:p><text:span text:style-name="T1">Hash</text:span></text:p>
          </draw:text-box>
        </draw:frame>
        <draw:custom-shape draw:style-name="gr1" draw:text-style-name="P1" draw:layer="layout" svg:width="0.761cm" svg:height="0.668cm" svg:x="8.051cm" svg:y="24.2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2" draw:layer="layout" svg:width="1.349cm" svg:height="0.674cm" svg:x="6.801cm" svg:y="24.5cm">
          <draw:text-box>
            <text:p><text:span text:style-name="T1">Hash</text:span></text:p>
          </draw:text-box>
        </draw:frame>
        <draw:custom-shape draw:style-name="gr1" draw:text-style-name="P1" draw:id="id1" draw:layer="layout" svg:width="0.761cm" svg:height="0.668cm" svg:x="9.749cm" svg:y="22.3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3" draw:layer="layout" svg:width="0.761cm" svg:height="0.668cm" svg:x="11.35cm" svg:y="24.2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2" draw:layer="layout" svg:width="0.761cm" svg:height="0.668cm" svg:x="8.051cm" svg:y="24.2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10.13cm" svg:y1="23.001cm" svg:x2="8.432cm" svg:y2="24.233cm" draw:start-shape="id1" draw:start-glue-point="8" draw:end-shape="id2" draw:end-glue-point="4" svg:d="m10130 23001-1698 1232">
          <text:p/>
        </draw:connector>
        <draw:connector draw:style-name="gr4" draw:text-style-name="P1" draw:layer="layout" draw:type="line" svg:x1="10.13cm" svg:y1="23.001cm" svg:x2="11.731cm" svg:y2="24.233cm" draw:start-shape="id1" draw:start-glue-point="8" draw:end-shape="id3" draw:end-glue-point="4" svg:d="m10130 23001 1601 1232">
          <text:p/>
        </draw:connector>
        <draw:frame draw:style-name="gr3" draw:text-style-name="P2" draw:layer="layout" svg:width="3.889cm" svg:height="0.674cm" svg:x="11.801cm" svg:y="24.872cm">
          <draw:text-box>
            <text:p><text:span text:style-name="T1">Seq Scan(nation)</text:span></text:p>
          </draw:text-box>
        </draw:frame>
        <draw:frame draw:style-name="gr3" draw:text-style-name="P2" draw:layer="layout" svg:width="1.349cm" svg:height="0.674cm" svg:x="6.801cm" svg:y="24.501cm">
          <draw:text-box>
            <text:p><text:span text:style-name="T1">Hash</text:span></text:p>
          </draw:text-box>
        </draw:frame>
        <draw:frame draw:style-name="gr3" draw:text-style-name="P4" draw:layer="layout" svg:width="6.217cm" svg:height="1.097cm" svg:x="10.401cm" svg:y="22.227cm">
          <draw:text-box>
            <text:p text:style-name="P3"><text:span text:style-name="T1">Hash Join</text:span></text:p>
            <text:p text:style-name="P3"><text:span text:style-name="T1">(n_regionkey = r_regionkey)</text:span></text:p>
          </draw:text-box>
        </draw:frame>
        <draw:custom-shape draw:style-name="gr1" draw:text-style-name="P1" draw:id="id7" draw:layer="layout" svg:width="0.761cm" svg:height="0.667cm" svg:x="9.748cm" svg:y="20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2" draw:layer="layout" svg:width="1.349cm" svg:height="0.674cm" svg:x="8.452cm" svg:y="20.327cm">
          <draw:text-box>
            <text:p><text:span text:style-name="T1">Hash</text:span></text:p>
          </draw:text-box>
        </draw:frame>
        <draw:custom-shape draw:style-name="gr1" draw:text-style-name="P1" draw:id="id4" draw:layer="layout" svg:width="0.762cm" svg:height="0.668cm" svg:x="11.999cm" svg:y="18.1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5" draw:layer="layout" svg:width="0.761cm" svg:height="0.667cm" svg:x="13.666cm" svg:y="20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12.38cm" svg:y1="18.851cm" svg:x2="14.047cm" svg:y2="20.3cm" draw:start-shape="id4" draw:start-glue-point="8" draw:end-shape="id5" draw:end-glue-point="4" svg:d="m12380 18851 1667 1449">
          <text:p/>
        </draw:connector>
        <draw:frame draw:style-name="gr3" draw:text-style-name="P2" draw:layer="layout" svg:width="2.619cm" svg:height="1.097cm" svg:x="13.801cm" svg:y="20.826cm">
          <draw:text-box>
            <text:p><text:span text:style-name="T1">Seq Scan</text:span></text:p>
            <text:p><text:span text:style-name="T1">(supplier)</text:span></text:p>
          </draw:text-box>
        </draw:frame>
        <draw:frame draw:style-name="gr3" draw:text-style-name="P4" draw:layer="layout" svg:width="6.217cm" svg:height="1.097cm" svg:x="12.601cm" svg:y="18.2cm">
          <draw:text-box>
            <text:p text:style-name="P3"><text:span text:style-name="T1">Hash Join</text:span></text:p>
            <text:p text:style-name="P3"><text:span text:style-name="T1">(s_nationkey = n_nationkey)</text:span></text:p>
          </draw:text-box>
        </draw:frame>
        <draw:custom-shape draw:style-name="gr1" draw:text-style-name="P1" draw:id="id8" draw:layer="layout" svg:width="0.762cm" svg:height="0.668cm" svg:x="11.998cm" svg:y="15.8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2" draw:layer="layout" svg:width="1.349cm" svg:height="0.674cm" svg:x="10.801cm" svg:y="15.826cm">
          <draw:text-box>
            <text:p><text:span text:style-name="T1">Hash</text:span></text:p>
          </draw:text-box>
        </draw:frame>
        <draw:connector draw:style-name="gr4" draw:text-style-name="P1" draw:layer="layout" svg:x1="8.432cm" svg:y1="24.901cm" svg:x2="8.432cm" svg:y2="26.533cm" draw:start-shape="id2" draw:start-glue-point="8" draw:end-shape="id6" draw:end-glue-point="4" svg:d="m8432 24901v1632">
          <text:p/>
        </draw:connector>
        <draw:connector draw:style-name="gr4" draw:text-style-name="P1" draw:layer="layout" svg:x1="10.129cm" svg:y1="20.969cm" svg:x2="10.13cm" svg:y2="22.333cm" draw:start-shape="id7" draw:start-glue-point="8" draw:end-shape="id1" draw:end-glue-point="4" svg:d="m10129 20969v682h1v682">
          <text:p/>
        </draw:connector>
        <draw:connector draw:style-name="gr4" draw:text-style-name="P1" draw:layer="layout" draw:type="line" svg:x1="12.38cm" svg:y1="18.851cm" svg:x2="10.129cm" svg:y2="20.302cm" draw:start-shape="id4" draw:start-glue-point="8" draw:end-shape="id7" draw:end-glue-point="4" svg:d="m12380 18851-2251 1451">
          <text:p/>
        </draw:connector>
        <draw:connector draw:style-name="gr4" draw:text-style-name="P1" draw:layer="layout" draw:type="line" svg:x1="12.379cm" svg:y1="16.566cm" svg:x2="12.38cm" svg:y2="18.183cm" draw:start-shape="id8" draw:start-glue-point="8" draw:end-shape="id4" draw:end-glue-point="4" svg:d="m12379 16566 1 1617">
          <text:p/>
        </draw:connector>
        <draw:custom-shape draw:style-name="gr1" draw:text-style-name="P1" draw:id="id10" draw:layer="layout" svg:width="0.761cm" svg:height="0.668cm" svg:x="14.94cm" svg:y="15.8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2" draw:layer="layout" svg:width="2.619cm" svg:height="1.097cm" svg:x="14.201cm" svg:y="16.462cm">
          <draw:text-box>
            <text:p><text:span text:style-name="T1">Seq Scan</text:span></text:p>
            <text:p><text:span text:style-name="T1">(lineitem)</text:span></text:p>
          </draw:text-box>
        </draw:frame>
        <draw:custom-shape draw:style-name="gr1" draw:text-style-name="P1" draw:id="id9" draw:layer="layout" svg:width="0.761cm" svg:height="0.668cm" svg:x="12.655cm" svg:y="13.4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5.37cm" svg:height="1.097cm" svg:x="13.284cm" svg:y="13.404cm">
          <draw:text-box>
            <text:p text:style-name="P3"><text:span text:style-name="T1">Hash Join</text:span></text:p>
            <text:p text:style-name="P3"><text:span text:style-name="T1">(l_suppkey = s_suppkey)</text:span></text:p>
          </draw:text-box>
        </draw:frame>
        <draw:connector draw:style-name="gr4" draw:text-style-name="P1" draw:layer="layout" draw:type="line" svg:x1="13.036cm" svg:y1="14.112cm" svg:x2="12.379cm" svg:y2="15.898cm" draw:start-shape="id9" draw:start-glue-point="8" draw:end-shape="id8" draw:end-glue-point="4" svg:d="m13036 14112-657 1786">
          <text:p/>
        </draw:connector>
        <draw:connector draw:style-name="gr4" draw:text-style-name="P1" draw:layer="layout" draw:type="line" svg:x1="13.036cm" svg:y1="14.112cm" svg:x2="15.321cm" svg:y2="15.887cm" draw:start-shape="id9" draw:start-glue-point="8" draw:end-shape="id10" draw:end-glue-point="4" svg:d="m13036 14112 2285 1775">
          <text:p/>
        </draw:connector>
        <draw:custom-shape draw:style-name="gr1" draw:text-style-name="P1" draw:id="id12" draw:layer="layout" svg:width="0.761cm" svg:height="0.668cm" svg:x="7.241cm" svg:y="15.8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2" draw:layer="layout" svg:width="8.122cm" svg:height="1.52cm" svg:x="3.802cm" svg:y="16.662cm">
          <draw:text-box>
            <text:p><text:span text:style-name="T1">Seq Scan(orders)</text:span></text:p>
            <text:p><text:span text:style-name="T1">Filter:(o_orderdate &gt;= '1994-01-01')</text:span></text:p>
            <text:p><text:span text:style-name="T1">And (o_orderdate &lt; '1995-01-01') </text:span></text:p>
          </draw:text-box>
        </draw:frame>
        <draw:custom-shape draw:style-name="gr1" draw:text-style-name="P1" draw:id="id11" draw:layer="layout" svg:width="0.762cm" svg:height="0.668cm" svg:x="7.238cm" svg:y="13.6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2" draw:layer="layout" svg:width="1.349cm" svg:height="0.674cm" svg:x="6.041cm" svg:y="13.56cm">
          <draw:text-box>
            <text:p><text:span text:style-name="T1">Hash</text:span></text:p>
          </draw:text-box>
        </draw:frame>
        <draw:custom-shape draw:style-name="gr1" draw:text-style-name="P1" draw:id="id13" draw:layer="layout" svg:width="0.761cm" svg:height="0.668cm" svg:x="10.156cm" svg:y="10.6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5.794cm" svg:height="1.097cm" svg:x="10.906cm" svg:y="10.6cm">
          <draw:text-box>
            <text:p text:style-name="P3"><text:span text:style-name="T1">Hash Join</text:span></text:p>
            <text:p text:style-name="P3"><text:span text:style-name="T1">(l_orderkey = o_orderkey)</text:span></text:p>
          </draw:text-box>
        </draw:frame>
        <draw:connector draw:style-name="gr4" draw:text-style-name="P1" draw:layer="layout" draw:type="line" svg:x1="7.619cm" svg:y1="14.3cm" svg:x2="7.622cm" svg:y2="15.887cm" draw:start-shape="id11" draw:start-glue-point="8" draw:end-shape="id12" draw:end-glue-point="4" svg:d="m7619 14300 3 1587">
          <text:p/>
        </draw:connector>
        <draw:connector draw:style-name="gr4" draw:text-style-name="P1" draw:layer="layout" draw:type="line" svg:x1="10.537cm" svg:y1="11.313cm" svg:x2="7.619cm" svg:y2="13.632cm" draw:start-shape="id13" draw:start-glue-point="8" draw:end-shape="id11" draw:end-glue-point="4" svg:d="m10537 11313-2918 2319">
          <text:p/>
        </draw:connector>
        <draw:connector draw:style-name="gr4" draw:text-style-name="P1" draw:layer="layout" draw:type="line" svg:x1="10.537cm" svg:y1="11.313cm" svg:x2="13.036cm" svg:y2="13.444cm" draw:start-shape="id13" draw:start-glue-point="8" draw:end-shape="id9" draw:end-glue-point="4" svg:d="m10537 11313 2499 2131">
          <text:p/>
        </draw:connector>
        <draw:custom-shape draw:style-name="gr1" draw:text-style-name="P1" draw:id="id15" draw:layer="layout" svg:width="0.761cm" svg:height="0.667cm" svg:x="3cm" svg:y="13.4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2" draw:layer="layout" svg:width="2.619cm" svg:height="1.097cm" svg:x="3.135cm" svg:y="14.003cm">
          <draw:text-box>
            <text:p><text:span text:style-name="T1">Seq Scan</text:span></text:p>
            <text:p><text:span text:style-name="T1">(customer)</text:span></text:p>
          </draw:text-box>
        </draw:frame>
        <draw:custom-shape draw:style-name="gr1" draw:text-style-name="P1" draw:id="id14" draw:layer="layout" svg:width="0.762cm" svg:height="0.668cm" svg:x="2.998cm" svg:y="10.6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2" draw:layer="layout" svg:width="1.349cm" svg:height="0.674cm" svg:x="3.651cm" svg:y="11.326cm">
          <draw:text-box>
            <text:p><text:span text:style-name="T1">Hash</text:span></text:p>
          </draw:text-box>
        </draw:frame>
        <draw:connector draw:style-name="gr4" draw:text-style-name="P1" draw:layer="layout" draw:type="line" svg:x1="3.379cm" svg:y1="11.34cm" svg:x2="3.381cm" svg:y2="13.477cm" draw:start-shape="id14" draw:start-glue-point="8" draw:end-shape="id15" draw:end-glue-point="4" svg:d="m3379 11340 2 2137">
          <text:p/>
        </draw:connector>
        <draw:custom-shape draw:style-name="gr1" draw:text-style-name="P1" draw:id="id16" draw:layer="layout" svg:width="0.761cm" svg:height="0.668cm" svg:x="6.5cm" svg:y="7.9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6.217cm" svg:height="1.52cm" svg:x="7.25cm" svg:y="7.403cm">
          <draw:text-box>
            <text:p text:style-name="P3"><text:span text:style-name="T1">Hash Join</text:span></text:p>
            <text:p text:style-name="P3"><text:span text:style-name="T1">(o_custkey = c_custkey) AND</text:span></text:p>
            <text:p text:style-name="P3"><text:span text:style-name="T1">(s_nationkey = c_nationkey)</text:span></text:p>
          </draw:text-box>
        </draw:frame>
        <draw:connector draw:style-name="gr4" draw:text-style-name="P1" draw:layer="layout" draw:type="line" svg:x1="6.881cm" svg:y1="8.616cm" svg:x2="3.379cm" svg:y2="10.672cm" draw:start-shape="id16" draw:start-glue-point="8" draw:end-shape="id14" draw:end-glue-point="4" svg:d="m6881 8616-3502 2056">
          <text:p/>
        </draw:connector>
        <draw:connector draw:style-name="gr4" draw:text-style-name="P1" draw:layer="layout" draw:type="line" svg:x1="6.881cm" svg:y1="8.616cm" svg:x2="10.537cm" svg:y2="10.645cm" draw:start-shape="id16" draw:start-glue-point="8" draw:end-shape="id13" draw:end-glue-point="4" svg:d="m6881 8616 3656 2029">
          <text:p/>
        </draw:connector>
        <draw:custom-shape draw:style-name="gr1" draw:text-style-name="P1" draw:id="id18" draw:layer="layout" svg:width="0.76cm" svg:height="0.668cm" svg:x="6.506cm" svg:y="5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3.254cm" svg:height="0.674cm" svg:x="7.101cm" svg:y="5.604cm">
          <draw:text-box>
            <text:p text:style-name="P3"><text:span text:style-name="T1">HashAggregate</text:span></text:p>
          </draw:text-box>
        </draw:frame>
        <draw:custom-shape draw:style-name="gr1" draw:text-style-name="P1" draw:id="id17" draw:layer="layout" svg:width="0.76cm" svg:height="0.669cm" svg:x="6.5cm" svg:y="3.1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8.334cm" svg:height="1.52cm" svg:x="7.484cm" svg:y="2.601cm">
          <draw:text-box>
            <text:p text:style-name="P3"><text:span text:style-name="T1">Sort</text:span></text:p>
            <text:p text:style-name="P3"><text:span text:style-name="T1">(sum((lineitem.l_extendedprice * </text:span></text:p>
            <text:p text:style-name="P3"><text:span text:style-name="T1">(1::numeric - lineitem.l_discount))))</text:span></text:p>
          </draw:text-box>
        </draw:frame>
        <draw:connector draw:style-name="gr4" draw:text-style-name="P1" draw:layer="layout" draw:type="line" svg:x1="6.88cm" svg:y1="3.8cm" svg:x2="6.886cm" svg:y2="5.501cm" draw:start-shape="id17" draw:start-glue-point="8" draw:end-shape="id18" draw:end-glue-point="4" svg:d="m6880 3800 6 1701">
          <text:p/>
        </draw:connector>
        <draw:connector draw:style-name="gr4" draw:text-style-name="P1" draw:layer="layout" draw:type="line" svg:x1="6.886cm" svg:y1="6.169cm" svg:x2="6.881cm" svg:y2="7.948cm" draw:start-shape="id18" draw:start-glue-point="8" draw:end-shape="id16" draw:end-glue-point="4" svg:d="m6886 6169-5 1779">
          <text:p/>
        </draw:connector>
        <draw:custom-shape draw:style-name="gr1" draw:text-style-name="P1" draw:layer="layout" svg:width="0.762cm" svg:height="0.668cm" svg:x="12cm" svg:y="18.1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6.217cm" svg:height="1.097cm" svg:x="12.602cm" svg:y="18.2cm">
          <draw:text-box>
            <text:p text:style-name="P3"><text:span text:style-name="T1">Hash Join</text:span></text:p>
            <text:p text:style-name="P3"><text:span text:style-name="T1">(s_nationkey = n_nationkey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さざなみ明朝" style:font-family-generic="roman" style:font-pitch="variable" fo:font-size="24pt" fo:language="en" fo:country="US" style:font-family-asian="東風ゴシック" style:font-family-generic-asian="system" style:font-pitch-asian="variable" style:font-size-asian="24pt" style:language-asian="ja" style:country-asian="JP" style:font-family-complex="東風ゴシック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東風ゴシック" style:font-family-generic="roman" style:font-pitch="variable" fo:font-size="18pt" fo:font-style="normal" fo:text-shadow="none" style:text-underline-style="none" fo:font-weight="normal" style:letter-kerning="true" style:font-family-asian="東風ゴシック" style:font-family-generic-asian="system" style:font-pitch-asian="variable" style:font-size-asian="18pt" style:font-style-asian="normal" style:font-weight-asian="normal" style:font-family-complex="東風ゴシック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fuku </meta:initial-creator>
    <meta:creation-date>2011-11-14T18:00:48</meta:creation-date>
    <dc:date>2011-11-14T18:47:19</dc:date>
    <dc:creator>fuku </dc:creator>
    <meta:editing-duration>PT00H33M26S</meta:editing-duration>
    <meta:editing-cycles>24</meta:editing-cycles>
    <meta:generator>OpenOffice.org/3.2$Unix OpenOffice.org_project/320m12$Build-9483</meta:generator>
    <meta:document-statistic meta:object-count="59"/>
  </office:meta>
</office:document-meta>
</file>